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ela1" style:family="table" style:master-page-name="">
      <style:table-properties style:width="18.098cm" style:page-number="auto" fo:break-before="auto" fo:break-after="auto" table:align="left"/>
    </style:style>
    <style:style style:name="Tabela1.A" style:family="table-column">
      <style:table-column-properties style:column-width="6.151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5.79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7.992cm" fo:margin-left="0.064cm" table:align="left"/>
    </style:style>
    <style:style style:name="Tabela2.A" style:family="table-column">
      <style:table-column-properties style:column-width="6.103cm"/>
    </style:style>
    <style:style style:name="Tabela2.B" style:family="table-column">
      <style:table-column-properties style:column-width="6.209cm"/>
    </style:style>
    <style:style style:name="Tabela2.C" style:family="table-column">
      <style:table-column-properties style:column-width="5.6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3" style:family="table">
      <style:table-properties style:width="18.098cm" fo:margin-left="0.064cm" table:align="left"/>
    </style:style>
    <style:style style:name="Tabela3.A" style:family="table-column">
      <style:table-column-properties style:column-width="6.209cm"/>
    </style:style>
    <style:style style:name="Tabela3.B" style:family="table-column">
      <style:table-column-properties style:column-width="6.174cm"/>
    </style:style>
    <style:style style:name="Tabela3.C" style:family="table-column">
      <style:table-column-properties style:column-width="5.715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4" style:family="table">
      <style:table-properties style:width="18.098cm" fo:margin-left="0.064cm" table:align="left"/>
    </style:style>
    <style:style style:name="Tabela4.A" style:family="table-column">
      <style:table-column-properties style:column-width="6.103cm"/>
    </style:style>
    <style:style style:name="Tabela4.B" style:family="table-column">
      <style:table-column-properties style:column-width="6.209cm"/>
    </style:style>
    <style:style style:name="Tabela4.C" style:family="table-column">
      <style:table-column-properties style:column-width="5.78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5" style:family="table">
      <style:table-properties style:width="18.098cm" fo:margin-left="0.064cm" table:align="left"/>
    </style:style>
    <style:style style:name="Tabela5.A" style:family="table-column">
      <style:table-column-properties style:column-width="6.103cm"/>
    </style:style>
    <style:style style:name="Tabela5.B" style:family="table-column">
      <style:table-column-properties style:column-width="6.279cm"/>
    </style:style>
    <style:style style:name="Tabela5.C" style:family="table-column">
      <style:table-column-properties style:column-width="5.715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P1" style:family="paragraph" style:parent-style-name="Heading_20_1" style:list-style-name="">
      <style:paragraph-properties fo:margin-left="0cm" fo:margin-right="0cm" fo:line-height="100%" fo:text-indent="0cm" style:auto-text-indent="false"/>
      <style:text-properties officeooo:paragraph-rsid="002971db"/>
    </style:style>
    <style:style style:name="P2" style:family="paragraph" style:parent-style-name="Heading_20_1">
      <style:paragraph-properties fo:margin-left="0cm" fo:margin-right="0cm" fo:line-height="100%" fo:text-indent="0cm" style:auto-text-indent="false"/>
      <style:text-properties officeooo:paragraph-rsid="0029b922"/>
    </style:style>
    <style:style style:name="P3" style:family="paragraph" style:parent-style-name="Heading_20_1">
      <style:paragraph-properties fo:margin-left="0cm" fo:margin-right="0cm" fo:line-height="100%" fo:text-indent="0cm" style:auto-text-indent="false"/>
      <style:text-properties officeooo:paragraph-rsid="002bf984"/>
    </style:style>
    <style:style style:name="P4" style:family="paragraph" style:parent-style-name="Standard" style:list-style-name="L5">
      <style:paragraph-properties fo:line-height="100%"/>
      <style:text-properties officeooo:paragraph-rsid="003341b5"/>
    </style:style>
    <style:style style:name="P5" style:family="paragraph" style:parent-style-name="Standard" style:list-style-name="L6">
      <style:paragraph-properties fo:margin-left="0cm" fo:margin-right="0cm" fo:line-height="100%" fo:text-indent="0cm" style:auto-text-indent="false"/>
      <style:text-properties officeooo:paragraph-rsid="0026c5e2"/>
    </style:style>
    <style:style style:name="P6" style:family="paragraph" style:parent-style-name="Standard" style:list-style-name="L12">
      <style:paragraph-properties fo:margin-left="0cm" fo:margin-right="0cm" fo:line-height="100%" fo:text-indent="-0.635cm" style:auto-text-indent="false"/>
      <style:text-properties officeooo:paragraph-rsid="002bf984"/>
    </style:style>
    <style:style style:name="P7" style:family="paragraph" style:parent-style-name="Standard">
      <style:paragraph-properties fo:line-height="100%"/>
      <style:text-properties officeooo:paragraph-rsid="003341b5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026c5e2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officeooo:paragraph-rsid="002e24cf"/>
    </style:style>
    <style:style style:name="P10" style:family="paragraph" style:parent-style-name="Standard">
      <style:paragraph-properties fo:line-height="100%"/>
      <style:text-properties officeooo:paragraph-rsid="002e24cf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029b922"/>
    </style:style>
    <style:style style:name="P12" style:family="paragraph" style:parent-style-name="Standard" style:list-style-name="L6">
      <style:paragraph-properties fo:margin-left="0cm" fo:margin-right="0cm" fo:line-height="100%" fo:text-indent="0cm" style:auto-text-indent="false"/>
      <style:text-properties fo:font-weight="normal" officeooo:paragraph-rsid="0026c5e2" style:font-weight-asian="normal" style:font-weight-complex="normal"/>
    </style:style>
    <style:style style:name="P13" style:family="paragraph" style:parent-style-name="Standard" style:list-style-name="L13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9b922" style:font-weight-asian="normal" style:font-weight-complex="normal"/>
    </style:style>
    <style:style style:name="P14" style:family="paragraph" style:parent-style-name="Standard" style:list-style-name="L12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bf984" style:font-weight-asian="normal" style:font-weight-complex="normal"/>
    </style:style>
    <style:style style:name="P15" style:family="paragraph" style:parent-style-name="Standard" style:list-style-name="L12">
      <style:paragraph-properties fo:margin-left="0cm" fo:margin-right="0cm" fo:line-height="100%" fo:text-indent="-0.635cm" style:auto-text-indent="false"/>
      <style:text-properties fo:font-weight="normal" officeooo:rsid="0029b922" officeooo:paragraph-rsid="002bf984" style:font-weight-asian="normal" style:font-weight-complex="normal"/>
    </style:style>
    <style:style style:name="P16" style:family="paragraph" style:parent-style-name="Standard" style:list-style-name="L6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971d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9b92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bf984" style:font-size-asian="12pt" style:font-weight-asian="bold" style:font-size-complex="12pt" style:font-weight-complex="bold"/>
    </style:style>
    <style:style style:name="P21" style:family="paragraph" style:parent-style-name="Standard" style:list-style-name="L10">
      <style:paragraph-properties fo:line-height="100%"/>
      <style:text-properties fo:font-size="12pt" officeooo:paragraph-rsid="002e24cf" style:font-size-asian="12pt" style:font-size-complex="12pt"/>
    </style:style>
    <style:style style:name="P22" style:family="paragraph" style:parent-style-name="Standard" style:list-style-name="L13">
      <style:paragraph-properties fo:margin-left="0cm" fo:margin-right="0cm" fo:line-height="100%" fo:text-indent="-0.635cm" style:auto-text-indent="false"/>
      <style:text-properties fo:font-size="12pt" officeooo:paragraph-rsid="0029b922" style:font-size-asian="12pt" style:font-size-complex="12pt"/>
    </style:style>
    <style:style style:name="P23" style:family="paragraph" style:parent-style-name="Standard" style:list-style-name="L12">
      <style:paragraph-properties fo:margin-left="0cm" fo:margin-right="0cm" fo:line-height="100%" fo:text-indent="-0.635cm" style:auto-text-indent="false"/>
      <style:text-properties fo:font-size="12pt" officeooo:paragraph-rsid="002bf984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9b922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9b922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bf984" style:font-size-asian="12pt" style:font-size-complex="12pt"/>
    </style:style>
    <style:style style:name="P27" style:family="paragraph" style:parent-style-name="Standard">
      <style:paragraph-properties fo:line-height="100%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fo:color="#e91e63" loext:opacity="100%" fo:font-size="12pt" fo:font-style="italic" fo:font-weight="normal" officeooo:rsid="00192522" officeooo:paragraph-rsid="0029b922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 fo:line-height="100%"/>
      <style:text-properties fo:font-size="12pt" officeooo:paragraph-rsid="003341b5" style:font-size-asian="12pt" style:font-size-complex="12pt"/>
    </style:style>
    <style:style style:name="P31" style:family="paragraph" style:parent-style-name="Text_20_body" style:list-style-name="L1">
      <style:paragraph-properties fo:line-height="100%"/>
      <style:text-properties fo:font-size="12pt" officeooo:paragraph-rsid="003341b5" style:font-size-asian="12pt" style:font-size-complex="12pt"/>
    </style:style>
    <style:style style:name="P32" style:family="paragraph" style:parent-style-name="Text_20_body" style:list-style-name="L5">
      <style:paragraph-properties fo:margin-top="0cm" fo:margin-bottom="0cm" style:contextual-spacing="false" fo:line-height="100%"/>
      <style:text-properties fo:font-size="12pt" officeooo:paragraph-rsid="003341b5" style:font-size-asian="12pt" style:font-size-complex="12pt"/>
    </style:style>
    <style:style style:name="P33" style:family="paragraph" style:parent-style-name="Text_20_body" style:list-style-name="L5">
      <style:paragraph-properties fo:line-height="100%"/>
      <style:text-properties fo:font-size="12pt" officeooo:paragraph-rsid="003341b5" style:font-size-asian="12pt" style:font-size-complex="12pt"/>
    </style:style>
    <style:style style:name="P34" style:family="paragraph" style:parent-style-name="Text_20_body" style:list-style-name="L7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35" style:family="paragraph" style:parent-style-name="Text_20_body" style:list-style-name="L7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officeooo:paragraph-rsid="002bf984" style:font-size-asian="12pt" style:font-size-complex="12pt"/>
    </style:style>
    <style:style style:name="P37" style:family="paragraph" style:parent-style-name="Text_20_body" style:list-style-name="L6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38" style:family="paragraph" style:parent-style-name="Text_20_body" style:list-style-name="L9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39" style:family="paragraph" style:parent-style-name="Text_20_body" style:list-style-name="L11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40" style:family="paragraph" style:parent-style-name="Text_20_body" style:list-style-name="L14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1" style:family="paragraph" style:parent-style-name="Text_20_body" style:list-style-name="L15">
      <style:paragraph-properties fo:margin-top="0cm" fo:margin-bottom="0cm" style:contextual-spacing="false" fo:line-height="100%"/>
      <style:text-properties fo:font-size="12pt" officeooo:paragraph-rsid="002da753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bf984" style:font-size-asian="12pt" style:font-size-complex="12pt"/>
    </style:style>
    <style:style style:name="P43" style:family="paragraph" style:parent-style-name="Text_20_body" style:list-style-name="L3">
      <style:paragraph-properties fo:line-height="100%"/>
      <style:text-properties fo:font-size="12pt" officeooo:rsid="002aea7c" officeooo:paragraph-rsid="003341b5" style:font-size-asian="12pt" style:font-size-complex="12pt"/>
    </style:style>
    <style:style style:name="P44" style:family="paragraph" style:parent-style-name="Text_20_body" style:list-style-name="L6">
      <style:paragraph-properties fo:line-height="100%"/>
      <style:text-properties fo:font-size="12pt" officeooo:rsid="002aea7c" officeooo:paragraph-rsid="002bf984" style:font-size-asian="12pt" style:font-size-complex="12pt"/>
    </style:style>
    <style:style style:name="P45" style:family="paragraph" style:parent-style-name="Text_20_body" style:list-style-name="L5">
      <style:paragraph-properties fo:margin-top="0cm" fo:margin-bottom="0cm" style:contextual-spacing="false" fo:line-height="100%"/>
      <style:text-properties fo:font-size="12pt" fo:font-weight="bold" officeooo:paragraph-rsid="003341b5" style:font-size-asian="12pt" style:font-weight-asian="bold" style:font-size-complex="12pt" style:font-weight-complex="bold"/>
    </style:style>
    <style:style style:name="P46" style:family="paragraph" style:parent-style-name="Text_20_body" style:list-style-name="L5">
      <style:paragraph-properties fo:line-height="100%"/>
      <style:text-properties fo:font-size="12pt" fo:font-weight="normal" officeooo:rsid="00192522" officeooo:paragraph-rsid="003341b5" style:font-size-asian="12pt" style:font-weight-asian="normal" style:font-size-complex="12pt" style:font-weight-complex="normal"/>
    </style:style>
    <style:style style:name="P47" style:family="paragraph" style:parent-style-name="Text_20_body" style:list-style-name="L6">
      <style:paragraph-properties fo:margin-top="0cm" fo:margin-bottom="0cm" style:contextual-spacing="false" fo:line-height="100%"/>
      <style:text-properties fo:font-size="12pt" fo:font-weight="normal" officeooo:rsid="00192522" officeooo:paragraph-rsid="002bf984" style:font-size-asian="12pt" style:font-weight-asian="normal" style:font-size-complex="12pt" style:font-weight-complex="normal"/>
    </style:style>
    <style:style style:name="P48" style:family="paragraph" style:parent-style-name="Text_20_body" style:list-style-name="L12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fo:font-weight="normal" officeooo:rsid="00192522" officeooo:paragraph-rsid="002aea7c" style:font-size-asian="12pt" style:font-weight-asian="normal" style:font-size-complex="12pt" style:font-weight-complex="normal"/>
    </style:style>
    <style:style style:name="P49" style:family="paragraph" style:parent-style-name="Text_20_body" style:list-style-name="L14">
      <style:paragraph-properties fo:margin-top="0cm" fo:margin-bottom="0cm" style:contextual-spacing="false" fo:line-height="100%"/>
      <style:text-properties fo:font-size="12pt" fo:font-weight="normal" officeooo:rsid="00192522" officeooo:paragraph-rsid="002da753" style:font-size-asian="12pt" style:font-weight-asian="normal" style:font-size-complex="12pt" style:font-weight-complex="normal"/>
    </style:style>
    <style:style style:name="P50" style:family="paragraph" style:parent-style-name="Text_20_body" style:list-style-name="L8">
      <style:paragraph-properties fo:margin-top="0cm" fo:margin-bottom="0cm" style:contextual-spacing="false" fo:line-height="100%"/>
      <style:text-properties fo:font-size="12pt" fo:font-weight="normal" officeooo:paragraph-rsid="002bf984" style:font-size-asian="12pt" style:font-weight-asian="normal" style:font-size-complex="12pt" style:font-weight-complex="normal"/>
    </style:style>
    <style:style style:name="P51" style:family="paragraph" style:parent-style-name="Text_20_body" style:list-style-name="L4">
      <style:paragraph-properties fo:line-height="100%"/>
      <style:text-properties officeooo:paragraph-rsid="003341b5"/>
    </style:style>
    <style:style style:name="P52" style:family="paragraph" style:parent-style-name="Text_20_body" style:list-style-name="L5">
      <style:paragraph-properties fo:line-height="100%"/>
      <style:text-properties officeooo:paragraph-rsid="003341b5"/>
    </style:style>
    <style:style style:name="P53" style:family="paragraph" style:parent-style-name="Text_20_body" style:list-style-name="L6">
      <style:paragraph-properties fo:margin-top="0cm" fo:margin-bottom="0cm" style:contextual-spacing="false" fo:line-height="100%"/>
      <style:text-properties officeooo:paragraph-rsid="002bf984"/>
    </style:style>
    <style:style style:name="P54" style:family="paragraph" style:parent-style-name="Text_20_body" style:list-style-name="L6">
      <style:paragraph-properties fo:line-height="100%"/>
      <style:text-properties officeooo:paragraph-rsid="002bf984"/>
    </style:style>
    <style:style style:name="P55" style:family="paragraph" style:parent-style-name="Text_20_body" style:list-style-name="L8">
      <style:paragraph-properties fo:margin-top="0cm" fo:margin-bottom="0cm" style:contextual-spacing="false" fo:line-height="100%"/>
      <style:text-properties officeooo:paragraph-rsid="002bf984"/>
    </style:style>
    <style:style style:name="P56" style:family="paragraph" style:parent-style-name="Text_20_body" style:list-style-name="L9">
      <style:paragraph-properties fo:margin-top="0cm" fo:margin-bottom="0cm" style:contextual-spacing="false" fo:line-height="100%"/>
      <style:text-properties officeooo:paragraph-rsid="002bf984"/>
    </style:style>
    <style:style style:name="P57" style:family="paragraph" style:parent-style-name="Text_20_body" style:list-style-name="L10">
      <style:paragraph-properties fo:margin-top="0cm" fo:margin-bottom="0cm" style:contextual-spacing="false" fo:line-height="100%"/>
      <style:text-properties officeooo:paragraph-rsid="002bf984"/>
    </style:style>
    <style:style style:name="P58" style:family="paragraph" style:parent-style-name="Text_20_body" style:list-style-name="L13">
      <style:paragraph-properties fo:margin-top="0cm" fo:margin-bottom="0cm" style:contextual-spacing="false" fo:line-height="100%"/>
      <style:text-properties officeooo:paragraph-rsid="002bf984"/>
    </style:style>
    <style:style style:name="P59" style:family="paragraph" style:parent-style-name="Text_20_body" style:list-style-name="L12">
      <style:paragraph-properties fo:margin-top="0cm" fo:margin-bottom="0cm" style:contextual-spacing="false" fo:line-height="100%"/>
      <style:text-properties officeooo:paragraph-rsid="002da753"/>
    </style:style>
    <style:style style:name="P60" style:family="paragraph" style:parent-style-name="Text_20_body">
      <style:paragraph-properties fo:line-height="100%"/>
      <style:text-properties officeooo:paragraph-rsid="003341b5"/>
    </style:style>
    <style:style style:name="P61" style:family="paragraph" style:parent-style-name="Text_20_body" style:list-style-name="L5">
      <style:paragraph-properties fo:margin-top="0cm" fo:margin-bottom="0cm" style:contextual-spacing="false" fo:line-height="100%"/>
      <style:text-properties fo:font-weight="bold" officeooo:paragraph-rsid="003341b5" style:font-weight-asian="bold" style:font-weight-complex="bold"/>
    </style:style>
    <style:style style:name="P62" style:family="paragraph" style:parent-style-name="Text_20_body" style:list-style-name="L5">
      <style:paragraph-properties fo:line-height="100%"/>
      <style:text-properties fo:font-weight="normal" officeooo:paragraph-rsid="003341b5" style:font-weight-asian="normal" style:font-weight-complex="normal"/>
    </style:style>
    <style:style style:name="P63" style:family="paragraph" style:parent-style-name="Text_20_body" style:list-style-name="L5">
      <style:paragraph-properties fo:margin-top="0cm" fo:margin-bottom="0cm" style:contextual-spacing="false" fo:line-height="100%"/>
      <style:text-properties fo:font-weight="normal" officeooo:paragraph-rsid="003341b5" style:font-weight-asian="normal" style:font-weight-complex="normal"/>
    </style:style>
    <style:style style:name="P64" style:family="paragraph" style:parent-style-name="Text_20_body" style:list-style-name="L15">
      <style:paragraph-properties fo:margin-top="0cm" fo:margin-bottom="0cm" style:contextual-spacing="false" fo:line-height="100%"/>
      <style:text-properties fo:font-weight="normal" officeooo:paragraph-rsid="002da753" style:font-weight-asian="normal" style:font-weight-complex="normal"/>
    </style:style>
    <style:style style:name="P65" style:family="paragraph" style:parent-style-name="Text_20_body">
      <style:paragraph-properties fo:line-height="100%"/>
      <style:text-properties fo:font-weight="normal" officeooo:paragraph-rsid="003341b5" style:font-weight-asian="normal" style:font-weight-complex="normal"/>
    </style:style>
    <style:style style:name="P66" style:family="paragraph" style:parent-style-name="Text_20_body" style:list-style-name="L2">
      <style:paragraph-properties fo:margin-top="0cm" fo:margin-bottom="0cm" style:contextual-spacing="false" fo:line-height="100%"/>
      <style:text-properties fo:color="#e91e63" loext:opacity="100%" fo:font-size="12pt" fo:font-weight="bold" officeooo:rsid="002aea7c" officeooo:paragraph-rsid="003341b5" style:font-size-asian="12pt" style:font-weight-asian="bold" style:font-size-complex="12pt" style:font-weight-complex="bold"/>
    </style:style>
    <style:style style:name="T1" style:family="text">
      <style:text-properties fo:font-weight="bold" officeooo:rsid="00192522" style:font-weight-asian="bold" style:font-weight-complex="bold"/>
    </style:style>
    <style:style style:name="T2" style:family="text">
      <style:text-properties fo:color="#e91e63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e91e63" loext:opacity="100%" fo:font-style="italic" fo:font-weight="normal" officeooo:rsid="002971db" style:font-style-asian="italic" style:font-weight-asian="normal" style:font-style-complex="italic" style:font-weight-complex="normal"/>
    </style:style>
    <style:style style:name="T4" style:family="text">
      <style:text-properties fo:color="#e91e63" loext:opacity="100%" fo:font-style="italic" fo:font-weight="normal" officeooo:rsid="00192522" style:font-style-asian="italic" style:font-weight-asian="normal" style:font-style-complex="italic" style:font-weight-complex="normal"/>
    </style:style>
    <style:style style:name="T5" style:family="text">
      <style:text-properties fo:color="#e91e63" loext:opacity="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e91e63" loext:opacity="100%" fo:font-size="12pt" fo:font-weight="normal" officeooo:rsid="002bf984" style:font-size-asian="12pt" style:font-weight-asian="normal" style:font-size-complex="12pt" style:font-weight-complex="normal"/>
    </style:style>
    <style:style style:name="T7" style:family="text">
      <style:text-properties fo:color="#e91e63" loext:opacity="100%" fo:font-size="12pt" fo:font-style="italic" fo:font-weight="normal" officeooo:rsid="002bf984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e91e63" loext:opacity="100%" fo:font-size="12pt" fo:font-style="italic" fo:font-weight="normal" officeooo:rsid="002971db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e91e63" loext:opacity="100%" fo:font-size="12pt" fo:font-style="italic" fo:font-weight="normal" officeooo:rsid="003167bb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e91e63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e91e63" loext:opacity="100%" fo:font-size="14pt" fo:font-style="italic" fo:font-weight="normal" officeooo:rsid="0029b922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e91e6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e91e63" loext:opacity="100%" fo:font-size="14pt" fo:font-style="normal" fo:font-weight="normal" officeooo:rsid="0029b922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e91e63" loext:opacity="100%" fo:font-size="14pt" fo:font-style="normal" fo:font-weight="normal" officeooo:rsid="002da75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e91e63" loext:opacity="100%" officeooo:rsid="00363266"/>
    </style:style>
    <style:style style:name="T16" style:family="text">
      <style:text-properties fo:color="#e91e63" loext:opacity="100%" style:font-name="Liberation Sans" fo:font-size="18pt" fo:font-weight="bold" officeooo:rsid="00363266" style:font-name-asian="Noto Sans CJK SC" style:font-size-asian="18pt" style:font-weight-asian="bold" style:font-name-complex="Lohit Devanagari1" style:font-size-complex="18pt" style:font-weight-complex="bold"/>
    </style:style>
    <style:style style:name="T17" style:family="text">
      <style:text-properties fo:color="#000000" loext:opacity="100%" fo:font-size="12pt" fo:font-style="normal" fo:font-weight="normal" officeooo:rsid="0019252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1925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2pt" fo:font-style="normal" fo:font-weight="normal" officeooo:rsid="0029b9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bf98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aea7c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92522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41b5" style:font-size-asian="12pt" style:font-weight-asian="normal" style:font-size-complex="12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92522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<text:span text:style-name="T15">Vis</text:span><text:span text:style-name="T16">ão Geral </text:span></text:h>
      <text:p text:style-name="Text_20_body"><text:span text:style-name="T1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5"><text:span text:style-name="Strong_20_Emphasis"><text:span text:style-name="T20">Cadastro:</text:span></text:span><text:span text:style-name="Strong_20_Emphasis"><text:span text:style-name="T5"> </text:span></text:span><text:span text:style-name="Strong_20_Emphasis"><text:span text:style-name="T6">ok</text:span></text:span></text:p>
            <text:list xml:id="list831432756" text:style-name="L1">
              <text:list-item>
                <text:p text:style-name="P30">Cadastro de produtos</text:p>
              </text:list-item>
              <text:list-item>
                <text:p text:style-name="P30">Cadastro de clientes</text:p>
              </text:list-item>
              <text:list-item>
                <text:p text:style-name="P30">Cadastro de vendedores</text:p>
              </text:list-item>
            </text:list>
            <text:list xml:id="list2575206965" text:style-name="L2">
              <text:list-item>
                <text:p text:style-name="P66">Cadastro de finalizadores</text:p>
              </text:list-item>
            </text:list>
            <text:list xml:id="list110205169634058" text:continue-list="list831432756" text:style-name="L1">
              <text:list-item>
                <text:p text:style-name="P31">Cadastro de fornecedores</text:p>
              </text:list-item>
            </text:list>
            <text:list xml:id="list2799467609" text:style-name="L3">
              <text:list-item>
                <text:p text:style-name="P43">Cadastro de notas fiscais</text:p>
              </text:list-item>
              <text:list-item>
                <text:p text:style-name="P43">Cadastro de itens de estoque </text:p>
              </text:list-item>
              <text:list-item>
                <text:p text:style-name="P43">Ficha técnica do produto</text:p>
              </text:list-item>
            </text:list>
            <text:p text:style-name="P60"><text:span text:style-name="Strong_20_Emphasis"><text:span text:style-name="T20">Vendas: </text:span></text:span><text:span text:style-name="Strong_20_Emphasis"><text:span text:style-name="T7">o</text:span></text:span><text:span text:style-name="Strong_20_Emphasis"><text:span text:style-name="T9">k</text:span></text:span></text:p>
            <text:list xml:id="list836833786" text:style-name="L4">
              <text:list-item>
                <text:p text:style-name="P51"><text:span text:style-name="Strong_20_Emphasis"><text:span text:style-name="T22">Registro de vendas</text:span></text:span></text:p>
              </text:list-item>
            </text:list>
          </table:table-cell>
          <table:table-cell table:style-name="Tabela1.A1" office:value-type="string">
            <text:list xml:id="list3314626958" text:style-name="L5">
              <text:list-item>
                <text:p text:style-name="P45">Menu gerencial </text:p>
                <text:p text:style-name="P45"/>
              </text:list-item>
              <text:list-item>
                <text:p text:style-name="P61"><text:span text:style-name="Strong_20_Emphasis"><text:span text:style-name="T26">Menu fiscal </text:span></text:span></text:p>
                <text:p text:style-name="P52"><text:span text:style-name="Strong_20_Emphasis"><text:span text:style-name="T20"/></text:span></text:p>
              </text:list-item>
            </text:list>
            <text:p text:style-name="P60"><text:span text:style-name="Strong_20_Emphasis"><text:span text:style-name="T20">Estoque: </text:span></text:span></text:p>
            <text:list xml:id="list110203645173119" text:continue-numbering="true" text:style-name="L5">
              <text:list-item>
                <text:p text:style-name="P32">Ajuste de estoque</text:p>
              </text:list-item>
              <text:list-item>
                <text:p text:style-name="P32">Ajuste de custos</text:p>
              </text:list-item>
              <text:list-item>
                <text:p text:style-name="P32">Contagem mensal</text:p>
              </text:list-item>
              <text:list-item>
                <text:p text:style-name="P46">Notas fiscais de entrada</text:p>
                <text:p text:style-name="P46"/>
              </text:list-item>
            </text:list>
            <text:p text:style-name="P60"><text:span text:style-name="Strong_20_Emphasis"><text:span text:style-name="T20">Financeiro: </text:span></text:span></text:p>
            <text:list xml:id="list110203207722630" text:continue-numbering="true" text:style-name="L5">
              <text:list-item>
                <text:p text:style-name="P32">Controle administrativo</text:p>
              </text:list-item>
              <text:list-item>
                <text:p text:style-name="P32">Lançamento de despesas</text:p>
              </text:list-item>
              <text:list-item>
                <text:p text:style-name="P62"><text:span text:style-name="Strong_20_Emphasis"><text:span text:style-name="T21">Lançamento de receita</text:span></text:span></text:p>
              </text:list-item>
            </text:list>
          </table:table-cell>
          <table:table-cell table:style-name="Tabela1.C1" office:value-type="string">
            <text:p text:style-name="P7"><text:span text:style-name="Strong_20_Emphasis"><text:span text:style-name="T20">Relatório: </text:span></text:span></text:p>
            <text:list xml:id="list110203226686000" text:continue-numbering="true" text:style-name="L5">
              <text:list-header>
                <text:p text:style-name="P4"><text:span text:style-name="Strong_20_Emphasis"><text:span text:style-name="T20"/></text:span></text:p>
              </text:list-header>
              <text:list-item>
                <text:p text:style-name="P32">Relatório de estoque</text:p>
              </text:list-item>
              <text:list-item>
                <text:p text:style-name="P32">Relatório financeiro</text:p>
              </text:list-item>
              <text:list-item>
                <text:p text:style-name="P32">Relatório de despesas</text:p>
              </text:list-item>
              <text:list-item>
                <text:p text:style-name="P33">Relatório de receita</text:p>
              </text:list-item>
            </text:list>
            <text:p text:style-name="P60"><text:span text:style-name="Strong_20_Emphasis"><text:span text:style-name="T26"/></text:span></text:p>
            <text:list xml:id="list110203237558512" text:continue-numbering="true" text:style-name="L5">
              <text:list-item>
                <text:p text:style-name="P52"><text:span text:style-name="Strong_20_Emphasis"><text:span text:style-name="T26">Configurações </text:span></text:span></text:p>
                <text:p text:style-name="P63"><text:span text:style-name="Strong_20_Emphasis"><text:span text:style-name="T21"/></text:span></text:p>
              </text:list-item>
            </text:list>
          </table:table-cell>
        </table:table-row>
      </table:table>
      <text:h text:style-name="P1" text:outline-level="1"><text:span text:style-name="Strong_20_Emphasis"><text:span text:style-name="T10">ENTREGA PARA O DIA </text:span></text:span><text:span text:style-name="Strong_20_Emphasis"><text:span text:style-name="T11">28</text:span></text:span><text:span text:style-name="Strong_20_Emphasis"><text:span text:style-name="T10">/1</text:span></text:span><text:span text:style-name="Strong_20_Emphasis"><text:span text:style-name="T11">0</text:span></text:span><text:span text:style-name="Strong_20_Emphasis"><text:span text:style-name="T10">/2023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7">Responsável:<text:span text:style-name="T2"> </text:span><text:span text:style-name="T3">Gabriel</text:span></text:p>
            <text:list xml:id="list1501605447" text:style-name="L6">
              <text:list-header>
                <text:p text:style-name="P12"><text:span text:style-name="Strong_20_Emphasis"><text:span text:style-name="T20"/></text:span></text:p>
              </text:list-header>
            </text:list>
            <text:list xml:id="list2725213938" text:style-name="L7">
              <text:list-item>
                <text:p text:style-name="P34">Cadastro de produtos </text:p>
                <text:p text:style-name="P35"/>
              </text:list-item>
              <text:list-item>
                <text:p text:style-name="P35">Cadastro de fornecedores </text:p>
                <text:p text:style-name="P34"/>
              </text:list-item>
            </text:list>
            <text:list xml:id="list110203237792954" text:continue-list="list1501605447" text:style-name="L6">
              <text:list-item>
                <text:p text:style-name="P36"/>
              </text:list-item>
            </text:list>
          </table:table-cell>
          <table:table-cell table:style-name="Tabela2.A1" office:value-type="string">
            <text:p text:style-name="P18">Responsável:<text:span text:style-name="T2"> </text:span><text:span text:style-name="T3">Beatryz </text:span></text:p>
            <text:list xml:id="list110204676912891" text:continue-numbering="true" text:style-name="L6">
              <text:list-header>
                <text:p text:style-name="P16"/>
              </text:list-header>
              <text:list-item>
                <text:p text:style-name="P47">Cadastro de vendedores </text:p>
              </text:list-item>
              <text:list-item>
                <text:p text:style-name="P37">Cadastro de clientes </text:p>
              </text:list-item>
              <text:list-item>
                <text:p text:style-name="P53"><text:span text:style-name="Strong_20_Emphasis"><text:span text:style-name="T23">Cadastro de notas fiscai</text:span></text:span><text:span text:style-name="Strong_20_Emphasis"><text:span text:style-name="T25">s </text:span></text:span></text:p>
              </text:list-item>
            </text:list>
          </table:table-cell>
          <table:table-cell table:style-name="Tabela2.C1" office:value-type="string">
            <text:p text:style-name="P8"><text:span text:style-name="Strong_20_Emphasis"><text:span text:style-name="T27">Responsável: </text:span></text:span><text:span text:style-name="Strong_20_Emphasis"><text:span text:style-name="T8">André</text:span></text:span></text:p>
            <text:list xml:id="list110204390006983" text:continue-numbering="true" text:style-name="L6">
              <text:list-header>
                <text:p text:style-name="P5"><text:span text:style-name="Strong_20_Emphasis"><text:span text:style-name="T20"/></text:span></text:p>
              </text:list-header>
              <text:list-item>
                <text:p text:style-name="P44">Cadastro de itens de estoque <text:s/></text:p>
              </text:list-item>
              <text:list-item>
                <text:p text:style-name="P54"><text:span text:style-name="Strong_20_Emphasis"><text:span text:style-name="T23">Ficha técnica do produto </text:span></text:span></text:p>
              </text:list-item>
              <text:list-item>
                <text:p text:style-name="P54"><text:span text:style-name="Strong_20_Emphasis"><text:span text:style-name="T23">Registro de vend</text:span></text:span><text:span text:style-name="Strong_20_Emphasis"><text:span text:style-name="T22">as </text:span></text:span></text:p>
              </text:list-item>
            </text:list>
          </table:table-cell>
        </table:table-row>
      </table:table>
      <text:h text:style-name="P2" text:outline-level="1" text:is-list-header="true"><text:span text:style-name="Strong_20_Emphasis"><text:span text:style-name="T10">ENTREGA PARA O DIA </text:span></text:span><text:span text:style-name="Strong_20_Emphasis"><text:span text:style-name="T11">04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9">Responsável:<text:span text:style-name="T2"> </text:span></text:p>
            <text:p text:style-name="P27"/>
            <text:list xml:id="list3283232127" text:style-name="L8">
              <text:list-item>
                <text:p text:style-name="P50">Menu gerencial</text:p>
              </text:list-item>
              <text:list-item>
                <text:p text:style-name="P55"><text:span text:style-name="Strong_20_Emphasis"><text:span text:style-name="T21">Menu fiscal</text:span></text:span></text:p>
              </text:list-item>
            </text:list>
          </table:table-cell>
          <table:table-cell table:style-name="Tabela3.A1" office:value-type="string">
            <text:p text:style-name="P24"><text:span text:style-name="T1">Responsável:</text:span><text:span text:style-name="T4"> </text:span></text:p>
            <text:p text:style-name="P28"/>
            <text:list xml:id="list498656226" text:style-name="L9">
              <text:list-item>
                <text:p text:style-name="P38">Ajuste de estoque</text:p>
              </text:list-item>
              <text:list-item>
                <text:p text:style-name="P56"><text:span text:style-name="Strong_20_Emphasis"><text:span text:style-name="T17">Ajuste de custos</text:span></text:span></text:p>
              </text:list-item>
            </text:list>
          </table:table-cell>
          <table:table-cell table:style-name="Tabela3.C1" office:value-type="string">
            <text:p text:style-name="P9"><text:span text:style-name="Strong_20_Emphasis"><text:span text:style-name="T27">Responsável: </text:span></text:span></text:p>
            <text:p text:style-name="P10"><text:span text:style-name="Strong_20_Emphasis"><text:span text:style-name="T27"/></text:span></text:p>
            <text:list xml:id="list305371721" text:style-name="L10">
              <text:list-item>
                <text:p text:style-name="P21">Contagem mensal</text:p>
              </text:list-item>
              <text:list-item>
                <text:p text:style-name="P57"><text:span text:style-name="Strong_20_Emphasis"><text:span text:style-name="T18">Notas fiscais de entrada</text:span></text:span></text:p>
              </text:list-item>
            </text:list>
          </table:table-cell>
        </table:table-row>
      </table:table>
      <text:h text:style-name="P2" text:outline-level="1" text:is-list-header="true"><text:span text:style-name="Strong_20_Emphasis"><text:span text:style-name="T10">ENTREGA PARA O DIA </text:span></text:span><text:span text:style-name="Strong_20_Emphasis"><text:span text:style-name="T11">11</text:span></text:span><text:span text:style-name="Strong_20_Emphasis"><text:span text:style-name="T10">/</text:span></text:span><text:span text:style-name="Strong_20_Emphasis"><text:span text:style-name="T11">11</text:span></text:span><text:span text:style-name="Strong_20_Emphasis"><text:span text:style-name="T10">/2023</text:span>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9">Responsável:<text:span text:style-name="T2"> </text:span></text:p>
            <text:p text:style-name="P29"/>
            <text:list xml:id="list674721810" text:style-name="L11">
              <text:list-item>
                <text:p text:style-name="P39">Controle administrativo</text:p>
              </text:list-item>
            </text:list>
            <text:list xml:id="list1547817353" text:style-name="L12">
              <text:list-header>
                <text:p text:style-name="P48"/>
              </text:list-header>
            </text:list>
          </table:table-cell>
          <table:table-cell table:style-name="Tabela4.A1" office:value-type="string">
            <text:p text:style-name="P25"><text:span text:style-name="T1">Responsável:</text:span><text:span text:style-name="T4"> </text:span></text:p>
            <text:list xml:id="list4236306709" text:style-name="L13">
              <text:list-header>
                <text:p text:style-name="P13"><text:span text:style-name="Strong_20_Emphasis"><text:span text:style-name="T17"/></text:span></text:p>
              </text:list-header>
              <text:list-item>
                <text:p text:style-name="P58"><text:span text:style-name="Strong_20_Emphasis"><text:span text:style-name="T17">Lançamento de despesas</text:span></text:span></text:p>
              </text:list-item>
            </text:list>
          </table:table-cell>
          <table:table-cell table:style-name="Tabela4.C1" office:value-type="string">
            <text:p text:style-name="P11"><text:span text:style-name="Strong_20_Emphasis"><text:span text:style-name="T27">Responsável: </text:span></text:span></text:p>
            <text:list xml:id="list110204062185672" text:continue-numbering="true" text:style-name="L13">
              <text:list-header>
                <text:p text:style-name="P22"/>
              </text:list-header>
              <text:list-item>
                <text:p text:style-name="P58"><text:span text:style-name="Strong_20_Emphasis"><text:span text:style-name="T19">Lançamento de receita</text:span></text:span></text:p>
              </text:list-item>
            </text:list>
          </table:table-cell>
        </table:table-row>
      </table:table>
      <text:h text:style-name="P3" text:outline-level="1" text:is-list-header="true"><text:span text:style-name="Strong_20_Emphasis"><text:span text:style-name="T12">ENTREGA PARA O DIA </text:span></text:span><text:span text:style-name="Strong_20_Emphasis"><text:span text:style-name="T13">1</text:span></text:span><text:span text:style-name="Strong_20_Emphasis"><text:span text:style-name="T14">8</text:span></text:span><text:span text:style-name="Strong_20_Emphasis"><text:span text:style-name="T12">/</text:span></text:span><text:span text:style-name="Strong_20_Emphasis"><text:span text:style-name="T13">11</text:span></text:span><text:span text:style-name="Strong_20_Emphasis"><text:span text:style-name="T12">/2023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0">Responsável:<text:span text:style-name="T2"> </text:span></text:p>
            <text:list xml:id="list110203473019913" text:continue-list="list1547817353" text:style-name="L12">
              <text:list-header>
                <text:p text:style-name="P15"><text:span text:style-name="Strong_20_Emphasis"><text:span text:style-name="T24"/></text:span></text:p>
              </text:list-header>
            </text:list>
            <text:list xml:id="list698588307" text:style-name="L14">
              <text:list-item>
                <text:p text:style-name="P40">Relatório de estoque</text:p>
              </text:list-item>
              <text:list-item>
                <text:p text:style-name="P49">Relatório financeiro</text:p>
              </text:list-item>
            </text:list>
          </table:table-cell>
          <table:table-cell table:style-name="Tabela5.A1" office:value-type="string">
            <text:p text:style-name="P26"><text:span text:style-name="T1">Responsável:</text:span><text:span text:style-name="T4"> </text:span></text:p>
            <text:list xml:id="list110204446701935" text:continue-list="list110203473019913" text:style-name="L12">
              <text:list-header>
                <text:p text:style-name="P14"><text:span text:style-name="Strong_20_Emphasis"><text:span text:style-name="T17"/></text:span></text:p>
              </text:list-header>
            </text:list>
            <text:list xml:id="list1331739244" text:style-name="L15">
              <text:list-item>
                <text:p text:style-name="P41">Relatório de despesas</text:p>
              </text:list-item>
              <text:list-item>
                <text:p text:style-name="P64"><text:span text:style-name="Strong_20_Emphasis"><text:span text:style-name="T17">Relatório de receita</text:span></text:span></text:p>
              </text:list-item>
            </text:list>
          </table:table-cell>
          <table:table-cell table:style-name="Tabela5.C1" office:value-type="string">
            <text:list xml:id="list110203919602561" text:continue-list="list110204446701935" text:style-name="L12">
              <text:list-item>
                <text:p text:style-name="P6"><text:span text:style-name="Strong_20_Emphasis"><text:span text:style-name="T27">Responsável: </text:span></text:span></text:p>
                <text:p text:style-name="P23"/>
              </text:list-item>
              <text:list-item>
                <text:p text:style-name="P59"><text:span text:style-name="Strong_20_Emphasis"><text:span text:style-name="T19">Configurações</text:span></text:span></text:p>
              </text:list-item>
            </text:list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42:26.501368581</meta:creation-date>
    <dc:date>2023-10-26T11:02:02.869017023</dc:date>
    <meta:editing-duration>PT31M12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1" meta:paragraph-count="84" meta:word-count="238" meta:character-count="1335" meta:non-whitespace-character-count="1200"/>
  </office:meta>
</office:document-meta>
</file>